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8pt" fo:font-weight="bold" officeooo:rsid="026f3f8c" officeooo:paragraph-rsid="026f3f8c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8pt" fo:font-weight="bold" officeooo:rsid="026f3f8c" officeooo:paragraph-rsid="027fd245" style:font-size-asian="18pt" style:font-weight-asian="bold" style:font-size-complex="18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4pt" fo:font-weight="bold" officeooo:rsid="002cc967" officeooo:paragraph-rsid="02138ae9" style:font-size-asian="21pt" style:font-weight-asian="bold" style:font-size-complex="24pt" style:font-weight-complex="bold"/>
    </style:style>
    <style:style style:name="P6" style:family="paragraph" style:parent-style-name="Text_20_body" style:list-style-name="L1">
      <style:paragraph-properties fo:text-align="start" style:justify-single-word="false"/>
      <style:text-properties fo:font-size="18pt" fo:font-weight="bold" officeooo:rsid="026f3f8c" officeooo:paragraph-rsid="026f3f8c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size="18pt" fo:font-weight="bold" officeooo:rsid="026f3f8c" officeooo:paragraph-rsid="026f3f8c" style:font-size-asian="18pt" style:font-weight-asian="bold" style:font-size-complex="18pt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fo:font-size="18pt" fo:font-weight="bold" officeooo:rsid="0285258a" officeooo:paragraph-rsid="0285258a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8pt" fo:font-weight="bold" officeooo:rsid="0285258a" officeooo:paragraph-rsid="0285258a" style:font-size-asian="18pt" style:font-weight-asian="bold" style:font-size-complex="18pt" style:font-weight-complex="bold"/>
    </style:style>
    <style:style style:name="P10" style:family="paragraph" style:parent-style-name="Text_20_body" style:list-style-name="L1">
      <style:paragraph-properties fo:text-align="start" style:justify-single-word="false"/>
      <style:text-properties fo:font-size="18pt" fo:font-weight="normal" officeooo:rsid="02752b4a" officeooo:paragraph-rsid="02752b4a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8pt" fo:font-weight="normal" officeooo:rsid="02776330" officeooo:paragraph-rsid="026f3f8c" style:font-size-asian="18pt" style:font-weight-asian="normal" style:font-size-complex="18pt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fo:font-size="18pt" fo:font-weight="normal" officeooo:rsid="0285258a" officeooo:paragraph-rsid="0285258a" style:font-size-asian="18pt" style:font-weight-asian="normal" style:font-size-complex="18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ff5b0b"/>
    </style:style>
    <style:style style:name="T3" style:family="text">
      <style:text-properties officeooo:rsid="026a3c17"/>
    </style:style>
    <style:style style:name="T4" style:family="text">
      <style:text-properties fo:font-weight="normal" officeooo:rsid="02776330" style:font-weight-asian="normal" style:font-weight-complex="normal"/>
    </style:style>
    <style:style style:name="T5" style:family="text">
      <style:text-properties fo:font-weight="normal" officeooo:rsid="027c9fe4" style:font-weight-asian="normal" style:font-weight-complex="normal"/>
    </style:style>
    <style:style style:name="T6" style:family="text">
      <style:text-properties fo:font-weight="normal" officeooo:rsid="027fd245" style:font-weight-asian="normal" style:font-weight-complex="normal"/>
    </style:style>
    <style:style style:name="T7" style:family="text">
      <style:text-properties officeooo:rsid="028525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3">3 Docker</text:span></text:p>
      <text:p text:style-name="P2"/>
      <text:list xml:id="list3908690984826187039" text:style-name="L1">
        <text:list-item>
          <text:p text:style-name="P5"><text:span text:style-name="T1">Assignment </text:span><text:span text:style-name="T2">1</text:span></text:p>
          <text:p text:style-name="P6">-------------------</text:p>
          <text:p text:style-name="P6">## Docker Port:</text:p>
          <text:p text:style-name="P6">1. Pull nginx image from dockerhub.</text:p>
          <text:p text:style-name="P8">```</text:p>
          <text:p text:style-name="P10">$ docker pull nginx</text:p>
          <text:p text:style-name="P10">$ docker images</text:p>
          <text:p text:style-name="P12">```</text:p>
          <text:p text:style-name="P6">2. Run a container from nginx image and map container port 80 to system port 80.</text:p>
          <text:p text:style-name="P8">```</text:p>
        </text:list-item>
      </text:list>
      <text:p text:style-name="P3"><text:span text:style-name="T4"><text:s text:c="8"/>$ </text:span><text:span text:style-name="T5">docker run -itdp 80:80 nginx</text:span><text:span text:style-name="T4"> </text:span></text:p>
      <text:p text:style-name="P11"><text:s text:c="8"/><text:span text:style-name="T7">```</text:span></text:p>
      <text:list xml:id="list33856719491258" text:continue-numbering="true" text:style-name="L1">
        <text:list-header>
          <text:p text:style-name="P6">3. Display all mapped ports on nginx image.</text:p>
          <text:p text:style-name="P8">```</text:p>
        </text:list-header>
      </text:list>
      <text:p text:style-name="P4"><text:s text:c="8"/><text:span text:style-name="T6">$ docker port a6228015efe3</text:span></text:p>
      <text:p text:style-name="P9"><text:s text:c="8"/>```</text:p>
      <text:list xml:id="list33856171937986" text:continue-numbering="true" text:style-name="L1">
        <text:list-header>
          <text:p text:style-name="P6">4. Run a docker container named "containexpose" from nginx image and expose port 80 of container to outer world without mapping it to any of system port.</text:p>
        </text:list-header>
      </text:list>
      <text:p text:style-name="P3"><text:s text:c="8"/></text:p>
      <text:p text:style-name="P3"><text:soft-page-break/></text:p>
      <text:p text:style-name="P3"/>
      <text:p text:style-name="P3"/>
      <text:p text:style-name="P3"/>
      <text:list xml:id="list33856451519938" text:continue-numbering="true" text:style-name="L1">
        <text:list-header>
          <text:p text:style-name="P6">## Docker Volume:</text:p>
          <text:p text:style-name="P6">1. Create docker volume named "dbvol"</text:p>
          <text:p text:style-name="P8">```</text:p>
          <text:p text:style-name="P12">$ docker volume create dbvol</text:p>
          <text:p text:style-name="P12">```</text:p>
          <text:p text:style-name="P6">2. Run docker container from wordpress image and mount "dbvol" to /var/lib/mysql</text:p>
          <text:p text:style-name="P8">```</text:p>
          <text:p text:style-name="P8"/>
          <text:p text:style-name="P8">```</text:p>
          <text:p text:style-name="P6">3. Display all docker volumes.</text:p>
          <text:p text:style-name="P8">```</text:p>
          <text:p text:style-name="P8"/>
          <text:p text:style-name="P8">```</text:p>
          <text:p text:style-name="P6">4. Create another docker volume named "testvol"</text:p>
          <text:p text:style-name="P8">```</text:p>
          <text:p text:style-name="P8"/>
          <text:p text:style-name="P8">```</text:p>
          <text:p text:style-name="P8"/>
          <text:p text:style-name="P6"><text:soft-page-break/>5. Remove docker volume "testvol"</text:p>
          <text:p text:style-name="P8">```</text:p>
          <text:p text:style-name="P8"/>
          <text:p text:style-name="P8">```</text:p>
          <text:p text:style-name="P6"/>
          <text:p text:style-name="P6">## Docker Linking:</text:p>
          <text:p text:style-name="P6">1. Run a container in detached mode with name "db" from image "training/postgres"</text:p>
          <text:p text:style-name="P8">```</text:p>
          <text:p text:style-name="P8"/>
          <text:p text:style-name="P8">```</text:p>
          <text:p text:style-name="P6">2. Run another container in detached mode with name "web" from image "training/webapp", link container "db" with alias "mydb" to this container and finally pass an inline command "python app.py" while running container.</text:p>
          <text:p text:style-name="P8">```</text:p>
          <text:p text:style-name="P8"/>
          <text:p text:style-name="P8">```</text:p>
          <text:p text:style-name="P6">3. Take a bash terminal in "web" container.</text:p>
          <text:p text:style-name="P8">```</text:p>
          <text:p text:style-name="P8"/>
          <text:p text:style-name="P8">```</text:p>
          <text:p text:style-name="P8"/>
          <text:p text:style-name="P6"><text:soft-page-break/>4. Test container linking by doing a ping to "mydb"</text:p>
          <text:p text:style-name="P8">```</text:p>
          <text:p text:style-name="P8"/>
          <text:p text:style-name="P8">```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7-17T03:09:21.701436071</dc:date>
    <meta:editing-duration>P1DT8H20M30S</meta:editing-duration>
    <meta:editing-cycles>314</meta:editing-cycles>
    <meta:generator>LibreOffice/5.1.6.2$Linux_X86_64 LibreOffice_project/10m0$Build-2</meta:generator>
    <meta:document-statistic meta:table-count="0" meta:image-count="0" meta:object-count="0" meta:page-count="4" meta:paragraph-count="60" meta:word-count="271" meta:character-count="1310" meta:non-whitespace-character-count="1100"/>
  </office:meta>
</office:document-meta>
</file>